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 style:list-style-name="L1">
      <style:paragraph-properties style:line-height-at-least="0.503cm"/>
    </style:style>
    <style:style style:name="P5" style:family="paragraph" style:list-style-name="L1"/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d4d4d4" loext:opacity="100%" fo:background-color="#1e1e1e" loext:char-shading-value="0"/>
    </style:style>
    <style:style style:name="T4" style:family="text">
      <style:text-properties fo:color="#d4d4d4" loext:opacity="100%" style:font-name="Consolas" fo:font-size="10.5pt" fo:font-weight="normal" fo:background-color="#1e1e1e" loext:char-shading-value="0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style:font-name="Consolas" fo:font-size="10.5pt" fo:font-weight="normal" fo:background-color="#1e1e1e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9cdcfe" loext:opacity="100%" style:font-name="Consolas" fo:font-size="10.5pt" fo:font-weight="normal" fo:background-color="#1e1e1e" loext:char-shading-value="0"/>
    </style:style>
    <style:style style:name="T10" style:family="text">
      <style:text-properties fo:color="#b5cea8" loext:opacity="100%" style:font-name="Consolas" fo:font-size="10.5pt" fo:font-weight="normal"/>
    </style:style>
    <style:style style:name="T11" style:family="text">
      <style:text-properties fo:color="#b5cea8" loext:opacity="100%" style:font-name="Consolas" fo:font-size="10.5pt" fo:font-weight="normal" fo:background-color="#1e1e1e" loext:char-shading-value="0"/>
    </style:style>
    <style:style style:name="T12" style:family="text">
      <style:text-properties fo:color="#d7ba7d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ce9178" loext:opacity="100%" style:font-name="Consolas" fo:font-size="10.5pt" fo:font-weight="normal" fo:background-color="#1e1e1e" loext:char-shading-value="0"/>
    </style:style>
    <style:style style:name="T16" style:family="text">
      <style:text-properties fo:color="#dcdcaa" loext:opacity="100%" style:font-name="Consolas" fo:font-size="10.5pt" fo:font-weight="normal"/>
    </style:style>
    <style:style style:name="T17" style:family="text">
      <style:text-properties fo:color="#c586c0" loext:opacity="100%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style:font-name="Consolas" fo:font-size="10.5pt" fo:font-weight="normal"/>
    </style:style>
    <style:style style:name="T20" style:family="text">
      <style:text-properties fo:background-color="#1e1e1e" loext:char-shading-value="0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Consolas" fo:font-size="10.5pt" fo:font-weight="normal"/>
    </style:style>
    <style:style style:name="T23" style:family="text">
      <style:text-properties fo:color="#ffffff" loext:opacity="100%" style:font-name="Consolas" fo:font-size="10.5pt" fo:font-weight="normal" fo:background-color="#1e1e1e" loext:char-shading-value="0"/>
    </style:style>
    <style:style style:name="T24" style:family="text">
      <style:text-properties fo:color="#ffffff" loext:opacity="100%" fo:background-color="#1e1e1e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/></text:p>
      <text:list xml:id="list3986518486" text:style-name="L1">
        <text:list-item>
          <text:p text:style-name="Standard">margin: 0.5rem;</text:p>
        </text:list-item>
        <text:list-item>
          <text:p text:style-name="Standard">list-style: none;</text:p>
        </text:list-item>
        <text:list-item>
          <text:p text:style-name="Standard">padding: 10px;</text:p>
        </text:list-item>
        <text:list-item>
          <text:p text:style-name="Standard">display: flex;</text:p>
        </text:list-item>
        <text:list-item>
          <text:p text:style-name="Standard">flex-wrap: wrap;</text:p>
        </text:list-item>
        <text:list-item>
          <text:p text:style-name="Standard">background: linear-gradient(aqua, red);</text:p>
        </text:list-item>
        <text:list-item>
          <text:p text:style-name="Standard">opacity: 85%;</text:p>
        </text:list-item>
        <text:list-item>
          <text:p text:style-name="Standard">background-color: aqua;</text:p>
        </text:list-item>
        <text:list-item>
          <text:p text:style-name="Standard">width: 100vh;</text:p>
        </text:list-item>
        <text:list-item>
          <text:p text:style-name="Standard">height: 53vh;</text:p>
        </text:list-item>
        <text:list-item>
          <text:p text:style-name="Standard">grid-auto-columns: auto;</text:p>
        </text:list-item>
        <text:list-item>
          <text:p text:style-name="Standard">scroll-snap-type: y mandatory;</text:p>
          <text:p text:style-name="Standard">overflow-y: scroll;</text:p>
        </text:list-item>
        <text:list-item>
          <text:p text:style-name="Standard">overflow-x: hidden;</text:p>
        </text:list-item>
        <text:list-item>
          <text:p text:style-name="Standard">-moz-border-radius: 50px;</text:p>
        </text:list-item>
        <text:list-item>
          <text:p text:style-name="Standard">border-radius: 25px;</text:p>
        </text:list-item>
        <text:list-item>
          <text:p text:style-name="Standard">scroll-snap-align: start;</text:p>
        </text:list-item>
        <text:list-item>
          <text:p text:style-name="Standard">object-fit: cover;</text:p>
        </text:list-item>
        <text:list-item>
          <text:p text:style-name="Standard">color:red;</text:p>
        </text:list-item>
        <text:list-item>
          <text:p text:style-name="Standard">justify-content: space-around;</text:p>
        </text:list-item>
        <text:list-item>
          <text:p text:style-name="Standard">align-items: center;</text:p>
        </text:list-item>
        <text:list-item>
          <text:p text:style-name="Standard">background-image: url('../img/background-of-an-astronaut-on-the-mars-looking-at-the-planet.jpg');</text:p>
        </text:list-item>
        <text:list-item>
          <text:p text:style-name="Standard">background-size: cover;</text:p>
        </text:list-item>
        <text:list-item>
          <text:p text:style-name="Standard">background-repeat: no-repeat;</text:p>
        </text:list-item>
        <text:list-item>
          <text:p text:style-name="Standard">background-attachment: fixed;</text:p>
        </text:list-item>
        <text:list-item>
          <text:p text:style-name="Standard">font-weight: 900;</text:p>
        </text:list-item>
        <text:list-item>
          <text:p text:style-name="Standard">font-style: italic;</text:p>
        </text:list-item>
        <text:list-item>
          <text:p text:style-name="Standard">font-family: 'Roboto', sans-serif;</text:p>
        </text:list-item>
        <text:list-item>
          <text:p text:style-name="Standard">font-family: 'Simplecandy';</text:p>
        </text:list-item>
        <text:list-item>
          <text:p text:style-name="Standard">src: url('../font/SIMPLECANDY.ttf');</text:p>
        </text:list-item>
        <text:list-item>
          <text:p text:style-name="Standard">border: solid rgb(255, 175, 71) 10px;</text:p>
        </text:list-item>
        <text:list-item>
          <text:p text:style-name="Standard">vertical-align: center;</text:p>
        </text:list-item>
        <text:list-item>
          <text:p text:style-name="Standard">text-decoration: none;</text:p>
          <text:p text:style-name="P4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08:39:47.216000000</dc:date>
    <meta:editing-duration>PT1M14S</meta:editing-duration>
    <meta:editing-cycles>1</meta:editing-cycles>
    <meta:document-statistic meta:table-count="0" meta:image-count="0" meta:object-count="0" meta:page-count="1" meta:paragraph-count="33" meta:word-count="104" meta:character-count="897" meta:non-whitespace-character-count="858"/>
    <meta:generator>LibreOffice/7.3.4.2$Windows_X86_64 LibreOffice_project/728fec16bd5f605073805c3c9e7c4212a0120dc5</meta:generator>
  </office:meta>
</office:document-meta>
</file>